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D2 list of model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" office:value-type="string">
            <text:p>BURMA MISSIONS</text:p>
          </table:table-cell>
          <table:table-cell/>
        </table:table-row>
        <table:table-row table:style-name="ro2">
          <table:table-cell table:style-name="ce2" office:value-type="string">
            <text:p>4DS NAME</text:p>
          </table:table-cell>
          <table:table-cell table:style-name="ce2" office:value-type="string">
            <text:p>DESCRIPTION</text:p>
          </table:table-cell>
        </table:table-row>
        <table:table-row table:style-name="ro1">
          <table:table-cell office:value-type="string">
            <text:p>la_plant01</text:p>
          </table:table-cell>
          <table:table-cell office:value-type="string">
            <text:p>jungle plant</text:p>
          </table:table-cell>
        </table:table-row>
        <table:table-row table:style-name="ro1">
          <table:table-cell office:value-type="string">
            <text:p>la_plant02</text:p>
          </table:table-cell>
          <table:table-cell office:value-type="string">
            <text:p>jungle plan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tbc.. ;)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29.12.2017</text:date>, <text:time>21:0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Wolf</meta:initial-creator>
    <meta:creation-date>2017-12-29T21:06:46.03</meta:creation-date>
    <dc:date>2017-12-29T21:08:47.28</dc:date>
    <dc:creator>Steffen Wolf</dc:creator>
    <meta:editing-duration>PT2M4S</meta:editing-duration>
    <meta:editing-cycles>1</meta:editing-cycles>
    <meta:document-statistic meta:table-count="3" meta:cell-count="9" meta:object-count="0"/>
    <meta:generator>OpenOffice/4.1.4$Win32 OpenOffice.org_project/414m5$Build-9788</meta:generator>
  </office:meta>
</office:document-meta>
</file>